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ster Sheet" table:style-name="ta1">
        <table:shapes>
          <draw:frame draw:z-index="0" draw:style-name="gr1" draw:text-style-name="P1" svg:width="392.71pt" svg:height="224.36pt" svg:x="944.96pt" svg:y="10.54pt">
            <loext:p draw:notify-on-update-of-ranges="'Master Sheet'.A2:'Master Sheet'.A2 'Master Sheet'.A3:'Master Sheet'.A11 'Master Sheet'.B2:'Master Sheet'.B2 'Master Sheet'.B3:'Master Sheet'.B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02.18pt" svg:height="230.4pt" svg:x="941.02pt" svg:y="137.03pt">
            <loext:p draw:notify-on-update-of-ranges="'Master Sheet'.A12:'Master Sheet'.A12 'Master Sheet'.A13:'Master Sheet'.A22 'Master Sheet'.B12:'Master Sheet'.B12 'Master Sheet'.B13:'Master Sheet'.B2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03.74pt" svg:height="207.41pt" svg:x="884.13pt" svg:y="318.13pt">
            <loext:p draw:notify-on-update-of-ranges="'Master Sheet'.A23:'Master Sheet'.A23 'Master Sheet'.A24:'Master Sheet'.A34 'Master Sheet'.B23:'Master Sheet'.B23 'Master Sheet'.B24:'Master Sheet'.B3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53.51pt" svg:height="255.09pt" svg:x="495.89pt" svg:y="617.22pt">
            <loext:p draw:notify-on-update-of-ranges="'Master Sheet'.A35:'Master Sheet'.A35 'Master Sheet'.A36:'Master Sheet'.A46 'Master Sheet'.B35:'Master Sheet'.B35 'Master Sheet'.B36:'Master Sheet'.B4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1 Mean</text:p>
          </table:table-cell>
          <table:table-cell table:style-name="ce1" office:value-type="string" calcext:value-type="string" table:number-columns-spanned="10" table:number-rows-spanned="1">
            <text:p>Algorithm 1 Running Times</text:p>
          </table:table-cell>
          <table:covered-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AVERAGE([.C2:.L2])"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AVERAGE([.C3:.L3])"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AVERAGE([.C4:.L4])" office:value-type="float" office:value="0.347" calcext:value-type="float">
            <text:p>0.347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AVERAGE([.C5:.L5])" office:value-type="float" office:value="0.814" calcext:value-type="float">
            <text:p>0.814</text:p>
          </table:table-cell>
          <table:table-cell table:number-columns-repeated="3"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AVERAGE([.C6:.L6])" office:value-type="float" office:value="1.586" calcext:value-type="float">
            <text:p>1.586</text:p>
          </table:table-cell>
          <table:table-cell table:number-columns-repeated="3"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AVERAGE([.C7:.L7])" office:value-type="float" office:value="2.735" calcext:value-type="float">
            <text:p>2.735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2.73" calcext:value-type="float">
            <text:p>2.73</text:p>
          </table:table-cell>
          <table:table-cell table:number-columns-repeated="2" office:value-type="float" office:value="2.74" calcext:value-type="float">
            <text:p>2.74</text:p>
          </table:table-cell>
          <table:table-cell table:number-columns-repeated="2" office:value-type="float" office:value="2.73" calcext:value-type="float">
            <text:p>2.73</text:p>
          </table:table-cell>
          <table:table-cell table:number-columns-repeated="2" office:value-type="float" office:value="2.74" calcext:value-type="float">
            <text:p>2.74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AVERAGE([.C8:.L8])" office:value-type="float" office:value="4.338" calcext:value-type="float">
            <text:p>4.338</text:p>
          </table:table-cell>
          <table:table-cell table:number-columns-repeated="8" office:value-type="float" office:value="4.34" calcext:value-type="float">
            <text:p>4.34</text:p>
          </table:table-cell>
          <table:table-cell table:number-columns-repeated="2"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AVERAGE([.C9:.L9])" office:value-type="float" office:value="6.471" calcext:value-type="float">
            <text:p>6.471</text:p>
          </table:table-cell>
          <table:table-cell table:number-columns-repeated="8" office:value-type="float" office:value="6.47" calcext:value-type="float">
            <text:p>6.47</text:p>
          </table:table-cell>
          <table:table-cell office:value-type="float" office:value="6.48" calcext:value-type="float">
            <text:p>6.48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AVERAGE([.C10:.L10])" office:value-type="float" office:value="9.222" calcext:value-type="float">
            <text:p>9.222</text:p>
          </table:table-cell>
          <table:table-cell table:number-columns-repeated="9" office:value-type="float" office:value="9.22" calcext:value-type="float">
            <text:p>9.22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AVERAGE([.C11:.L11])" office:value-type="float" office:value="12.644" calcext:value-type="float">
            <text:p>12.644</text:p>
          </table:table-cell>
          <table:table-cell table:number-columns-repeated="4" office:value-type="float" office:value="12.65" calcext:value-type="float">
            <text:p>12.65</text:p>
          </table:table-cell>
          <table:table-cell table:number-columns-repeated="6" office:value-type="float" office:value="12.64" calcext:value-type="float">
            <text:p>12.64</text:p>
          </table:table-cell>
        </table:table-row>
        <table:table-row table:style-name="ro1">
          <table:table-cell office:value-type="string" calcext:value-type="string">
            <text:p>A2 N</text:p>
          </table:table-cell>
          <table:table-cell office:value-type="string" calcext:value-type="string">
            <text:p>A2 Mean</text:p>
          </table:table-cell>
          <table:table-cell table:style-name="ce1" office:value-type="string" calcext:value-type="string" table:number-columns-spanned="10" table:number-rows-spanned="1">
            <text:p>Algorithm 2 Running Times</text:p>
          </table:table-cell>
          <table:covered-table-cell table:number-columns-repeated="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AVERAGE([.C13:.L13])" office:value-type="float" office:value="0.189" calcext:value-type="float">
            <text:p>0.189</text:p>
          </table:table-cell>
          <table:table-cell table:number-columns-repeated="9"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AVERAGE([.C14:.L14])" office:value-type="float" office:value="0.741" calcext:value-type="float">
            <text:p>0.741</text:p>
          </table:table-cell>
          <table:table-cell table:number-columns-repeated="9"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AVERAGE([.C15:.L15])" office:value-type="float" office:value="1.675" calcext:value-type="float">
            <text:p>1.675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AVERAGE([.C16:.L16])" office:value-type="float" office:value="2.976" calcext:value-type="float">
            <text:p>2.976</text:p>
          </table:table-cell>
          <table:table-cell office:value-type="float" office:value="2.97" calcext:value-type="float">
            <text:p>2.97</text:p>
          </table:table-cell>
          <table:table-cell table:number-columns-repeated="5" office:value-type="float" office:value="2.98" calcext:value-type="float">
            <text:p>2.98</text:p>
          </table:table-cell>
          <table:table-cell table:number-columns-repeated="3"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AVERAGE([.C17:.L17])" office:value-type="float" office:value="4.65" calcext:value-type="float">
            <text:p>4.65</text:p>
          </table:table-cell>
          <table:table-cell office:value-type="float" office:value="4.66" calcext:value-type="float">
            <text:p>4.66</text:p>
          </table:table-cell>
          <table:table-cell table:number-columns-repeated="7" office:value-type="float" office:value="4.65" calcext:value-type="float">
            <text:p>4.65</text:p>
          </table:table-cell>
          <table:table-cell office:value-type="float" office:value="4.64" calcext:value-type="float">
            <text:p>4.64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AVERAGE([.C18:.L18])" office:value-type="float" office:value="6.698" calcext:value-type="float">
            <text:p>6.698</text:p>
          </table:table-cell>
          <table:table-cell office:value-type="float" office:value="6.73" calcext:value-type="float">
            <text:p>6.73</text:p>
          </table:table-cell>
          <table:table-cell office:value-type="float" office:value="6.69" calcext:value-type="float">
            <text:p>6.69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6.69" calcext:value-type="float">
            <text:p>6.69</text:p>
          </table:table-cell>
          <table:table-cell office:value-type="float" office:value="6.7" calcext:value-type="float">
            <text:p>6.7</text:p>
          </table:table-cell>
          <table:table-cell office:value-type="float" office:value="6.69" calcext:value-type="float">
            <text:p>6.69</text:p>
          </table:table-cell>
          <table:table-cell office:value-type="float" office:value="6.7" calcext:value-type="float">
            <text:p>6.7</text:p>
          </table:table-cell>
          <table:table-cell office:value-type="float" office:value="6.69" calcext:value-type="float">
            <text:p>6.69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AVERAGE([.C19:.L19])" office:value-type="float" office:value="9.115" calcext:value-type="float">
            <text:p>9.115</text:p>
          </table:table-cell>
          <table:table-cell office:value-type="float" office:value="9.11" calcext:value-type="float">
            <text:p>9.11</text:p>
          </table:table-cell>
          <table:table-cell table:number-columns-repeated="2" office:value-type="float" office:value="9.12" calcext:value-type="float">
            <text:p>9.12</text:p>
          </table:table-cell>
          <table:table-cell table:number-columns-repeated="2" office:value-type="float" office:value="9.11" calcext:value-type="float">
            <text:p>9.11</text:p>
          </table:table-cell>
          <table:table-cell table:number-columns-repeated="2" office:value-type="float" office:value="9.12" calcext:value-type="float">
            <text:p>9.12</text:p>
          </table:table-cell>
          <table:table-cell table:number-columns-repeated="2" office:value-type="float" office:value="9.11" calcext:value-type="float">
            <text:p>9.11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AVERAGE([.C20:.L20])" office:value-type="float" office:value="11.899" calcext:value-type="float">
            <text:p>11.899</text:p>
          </table:table-cell>
          <table:table-cell table:number-columns-repeated="2" office:value-type="float" office:value="11.9" calcext:value-type="float">
            <text:p>11.9</text:p>
          </table:table-cell>
          <table:table-cell office:value-type="float" office:value="11.89" calcext:value-type="float">
            <text:p>11.89</text:p>
          </table:table-cell>
          <table:table-cell table:number-columns-repeated="7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AVERAGE([.C21:.L21])" office:value-type="float" office:value="15.071" calcext:value-type="float">
            <text:p>15.071</text:p>
          </table:table-cell>
          <table:table-cell office:value-type="float" office:value="15.09" calcext:value-type="float">
            <text:p>15.09</text:p>
          </table:table-cell>
          <table:table-cell table:number-columns-repeated="3" office:value-type="float" office:value="15.07" calcext:value-type="float">
            <text:p>15.07</text:p>
          </table:table-cell>
          <table:table-cell office:value-type="float" office:value="15.06" calcext:value-type="float">
            <text:p>15.06</text:p>
          </table:table-cell>
          <table:table-cell table:number-columns-repeated="5" office:value-type="float" office:value="15.07" calcext:value-type="float">
            <text:p>15.0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AVERAGE([.C22:.L22])" office:value-type="float" office:value="18.61" calcext:value-type="float">
            <text:p>18.61</text:p>
          </table:table-cell>
          <table:table-cell table:number-columns-repeated="3" office:value-type="float" office:value="18.62" calcext:value-type="float">
            <text:p>18.62</text:p>
          </table:table-cell>
          <table:table-cell table:number-columns-repeated="2" office:value-type="float" office:value="18.61" calcext:value-type="float">
            <text:p>18.61</text:p>
          </table:table-cell>
          <table:table-cell table:number-columns-repeated="3" office:value-type="float" office:value="18.6" calcext:value-type="float">
            <text:p>18.6</text:p>
          </table:table-cell>
          <table:table-cell table:number-columns-repeated="2" office:value-type="float" office:value="18.61" calcext:value-type="float">
            <text:p>18.61</text:p>
          </table:table-cell>
        </table:table-row>
        <table:table-row table:style-name="ro1">
          <table:table-cell office:value-type="string" calcext:value-type="string">
            <text:p>A3 N</text:p>
          </table:table-cell>
          <table:table-cell office:value-type="string" calcext:value-type="string">
            <text:p>A3 Mean</text:p>
          </table:table-cell>
          <table:table-cell table:style-name="ce1" office:value-type="string" calcext:value-type="string" table:number-columns-spanned="10" table:number-rows-spanned="1">
            <text:p>Algorithm 3 Running Times</text:p>
          </table:table-cell>
          <table:covered-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AVERAGE([.C24:.L24])" office:value-type="float" office:value="0.271" calcext:value-type="float">
            <text:p>0.271</text:p>
          </table:table-cell>
          <table:table-cell office:value-type="float" office:value="0.28" calcext:value-type="float">
            <text:p>0.28</text:p>
          </table:table-cell>
          <table:table-cell table:number-columns-repeated="9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table:formula="of:=AVERAGE([.C25:.L25])" office:value-type="float" office:value="0.28" calcext:value-type="float">
            <text:p>0.28</text:p>
          </table:table-cell>
          <table:table-cell table:number-columns-repeated="10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table:formula="of:=AVERAGE([.C26:.L26])" office:value-type="float" office:value="0.3" calcext:value-type="float">
            <text:p>0.3</text:p>
          </table:table-cell>
          <table:table-cell table:number-columns-repeated="1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table:formula="of:=AVERAGE([.C27:.L27])" office:value-type="float" office:value="0.317" calcext:value-type="float">
            <text:p>0.317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.32" calcext:value-type="float">
            <text:p>0.32</text:p>
          </table:table-cell>
          <table:table-cell table:number-columns-repeated="4"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table:formula="of:=AVERAGE([.C28:.L28])" office:value-type="float" office:value="0.331" calcext:value-type="float">
            <text:p>0.331</text:p>
          </table:table-cell>
          <table:table-cell table:number-columns-repeated="9"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formula="of:=AVERAGE([.C29:.L29])" office:value-type="float" office:value="0.347" calcext:value-type="float">
            <text:p>0.347</text:p>
          </table:table-cell>
          <table:table-cell office:value-type="float" office:value="0.34" calcext:value-type="float">
            <text:p>0.34</text:p>
          </table:table-cell>
          <table:table-cell table:number-columns-repeated="7" office:value-type="float" office:value="0.35" calcext:value-type="float">
            <text:p>0.35</text:p>
          </table:table-cell>
          <table:table-cell table:number-columns-repeated="2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table:formula="of:=AVERAGE([.C30:.L30])" office:value-type="float" office:value="0.356" calcext:value-type="float">
            <text:p>0.356</text:p>
          </table:table-cell>
          <table:table-cell table:number-columns-repeated="3" office:value-type="float" office:value="0.36" calcext:value-type="float">
            <text:p>0.36</text:p>
          </table:table-cell>
          <table:table-cell table:number-columns-repeated="3" office:value-type="float" office:value="0.35" calcext:value-type="float">
            <text:p>0.35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table:formula="of:=AVERAGE([.C31:.L31])" office:value-type="float" office:value="0.371" calcext:value-type="float">
            <text:p>0.371</text:p>
          </table:table-cell>
          <table:table-cell table:number-columns-repeated="5"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table:number-columns-repeated="4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table:formula="of:=AVERAGE([.C32:.L32])" office:value-type="float" office:value="0.388" calcext:value-type="float">
            <text:p>0.388</text:p>
          </table:table-cell>
          <table:table-cell office:value-type="float" office:value="0.38" calcext:value-type="float">
            <text:p>0.38</text:p>
          </table:table-cell>
          <table:table-cell table:number-columns-repeated="5"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table:number-columns-repeated="3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table:formula="of:=AVERAGE([.C33:.L33])" office:value-type="float" office:value="0.403" calcext:value-type="float">
            <text:p>0.40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AVERAGE([.C34:.L34])" office:value-type="float" office:value="0.416" calcext:value-type="float">
            <text:p>0.416</text:p>
          </table:table-cell>
          <table:table-cell table:number-columns-repeated="5" office:value-type="float" office:value="0.42" calcext:value-type="float">
            <text:p>0.42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A4 N</text:p>
          </table:table-cell>
          <table:table-cell office:value-type="string" calcext:value-type="string">
            <text:p>A4 Mean</text:p>
          </table:table-cell>
          <table:table-cell table:style-name="ce1" office:value-type="string" calcext:value-type="string" table:number-columns-spanned="10" table:number-rows-spanned="1">
            <text:p>Algorithm 4 Running Times</text:p>
          </table:table-cell>
          <table:covered-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AVERAGE([.C36:.L36])" office:value-type="float" office:value="0.029" calcext:value-type="float">
            <text:p>0.029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table:formula="of:=AVERAGE([.C37:.L37])" office:value-type="float" office:value="0.031" calcext:value-type="float">
            <text:p>0.031</text:p>
          </table:table-cell>
          <table:table-cell office:value-type="float" office:value="0.04" calcext:value-type="float">
            <text:p>0.04</text:p>
          </table:table-cell>
          <table:table-cell table:number-columns-repeated="9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table:formula="of:=AVERAGE([.C38:.L38])" office:value-type="float" office:value="0.033" calcext:value-type="float">
            <text:p>0.03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table:formula="of:=AVERAGE([.C39:.L39])" office:value-type="float" office:value="0.031" calcext:value-type="float">
            <text:p>0.03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table:formula="of:=AVERAGE([.C40:.L40])" office:value-type="float" office:value="0.032" calcext:value-type="float">
            <text:p>0.03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formula="of:=AVERAGE([.C41:.L41])" office:value-type="float" office:value="0.034" calcext:value-type="float">
            <text:p>0.03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table:formula="of:=AVERAGE([.C42:.L42])" office:value-type="float" office:value="0.035" calcext:value-type="float">
            <text:p>0.03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table:formula="of:=AVERAGE([.C43:.L43])" office:value-type="float" office:value="0.038" calcext:value-type="float">
            <text:p>0.038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table:formula="of:=AVERAGE([.C44:.L44])" office:value-type="float" office:value="0.038" calcext:value-type="float">
            <text:p>0.038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table:formula="of:=AVERAGE([.C45:.L45])" office:value-type="float" office:value="0.043" calcext:value-type="float">
            <text:p>0.04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AVERAGE([.C46:.L46])" office:value-type="float" office:value="0.0434" calcext:value-type="float">
            <text:p>0.0434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</table:table-row>
      </table:table>
      <table:table table:name="Composite Plot" table:style-name="ta1">
        <table:shapes>
          <draw:frame draw:z-index="0" draw:style-name="gr1" draw:text-style-name="P1" svg:width="453.51pt" svg:height="255.09pt" svg:x="322.84pt" svg:y="169.23pt">
            <loext:p draw:notify-on-update-of-ranges="'Composite Plot'.A1:'Composite Plot'.A1 'Composite Plot'.A2:'Composite Plot'.A42 'Composite Plot'.B1:'Composite Plot'.B1 'Composite Plot'.B2:'Composite Plot'.B42 'Composite Plot'.A1:'Composite Plot'.A1 'Composite Plot'.A2:'Composite Plot'.A42 'Composite Plot'.C1:'Composite Plot'.C1 'Composite Plot'.C2:'Composite Plot'.C42 'Composite Plot'.A1:'Composite Plot'.A1 'Composite Plot'.A2:'Composite Plot'.A42 'Composite Plot'.D1:'Composite Plot'.D1 'Composite Plot'.D2:'Composite Plot'.D42 'Composite Plot'.A1:'Composite Plot'.A1 'Composite Plot'.A2:'Composite Plot'.A42 'Composite Plot'.E1:'Composite Plot'.E1 'Composite Plot'.E2:'Composite Plot'.E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3" table:default-cell-style-name="Default"/>
        <table:table-column table:style-name="co1" table:default-cell-style-name="ce8"/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5" table:formula="of:=AVERAGE([.F1:.O1])" office:value-type="float" office:value="0.014" calcext:value-type="float">
            <text:p>0.014</text:p>
          </table:table-cell>
          <table:table-cell table:number-columns-repeated="3"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2" table:style-name="ce5" office:value-type="float" office:value="0.01" calcext:value-type="float">
            <text:p>0.01</text:p>
          </table:table-cell>
          <table:table-cell table:style-name="ce5" office:value-type="float" office:value="0.02" calcext:value-type="float">
            <text:p>0.02</text:p>
          </table:table-cell>
          <table:table-cell table:number-columns-repeated="2" table:style-name="ce5" office:value-type="float" office:value="0.01" calcext:value-type="float">
            <text:p>0.01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1" calcext:value-type="float">
            <text:p>0.01</text:p>
          </table:table-cell>
          <table:table-cell table:style-name="ce7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AVERAGE([.F2:.O2])" office:value-type="float" office:value="0.014" calcext:value-type="float">
            <text:p>0.014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AVERAGE([.F3:.O3])" office:value-type="float" office:value="0.347" calcext:value-type="float">
            <text:p>0.347</text:p>
          </table:table-cell>
          <table:table-cell table:number-columns-repeated="3"/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AVERAGE([.F4:.O4])" office:value-type="float" office:value="0.814" calcext:value-type="float">
            <text:p>0.814</text:p>
          </table:table-cell>
          <table:table-cell table:number-columns-repeated="3"/>
          <table:table-cell table:number-columns-repeated="3"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AVERAGE([.F5:.O5])" office:value-type="float" office:value="1.586" calcext:value-type="float">
            <text:p>1.586</text:p>
          </table:table-cell>
          <table:table-cell table:number-columns-repeated="3"/>
          <table:table-cell table:number-columns-repeated="3"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AVERAGE([.F6:.O6])" office:value-type="float" office:value="2.735" calcext:value-type="float">
            <text:p>2.735</text:p>
          </table:table-cell>
          <table:table-cell table:number-columns-repeated="3"/>
          <table:table-cell office:value-type="float" office:value="2.74" calcext:value-type="float">
            <text:p>2.74</text:p>
          </table:table-cell>
          <table:table-cell table:number-columns-repeated="2" office:value-type="float" office:value="2.73" calcext:value-type="float">
            <text:p>2.73</text:p>
          </table:table-cell>
          <table:table-cell table:number-columns-repeated="2" office:value-type="float" office:value="2.74" calcext:value-type="float">
            <text:p>2.74</text:p>
          </table:table-cell>
          <table:table-cell table:number-columns-repeated="2" office:value-type="float" office:value="2.73" calcext:value-type="float">
            <text:p>2.73</text:p>
          </table:table-cell>
          <table:table-cell table:number-columns-repeated="2" office:value-type="float" office:value="2.74" calcext:value-type="float">
            <text:p>2.74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AVERAGE([.F7:.O7])" office:value-type="float" office:value="4.338" calcext:value-type="float">
            <text:p>4.338</text:p>
          </table:table-cell>
          <table:table-cell table:number-columns-repeated="3"/>
          <table:table-cell table:number-columns-repeated="8" office:value-type="float" office:value="4.34" calcext:value-type="float">
            <text:p>4.34</text:p>
          </table:table-cell>
          <table:table-cell table:number-columns-repeated="2"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AVERAGE([.F8:.O8])" office:value-type="float" office:value="6.471" calcext:value-type="float">
            <text:p>6.471</text:p>
          </table:table-cell>
          <table:table-cell table:number-columns-repeated="3"/>
          <table:table-cell table:number-columns-repeated="8" office:value-type="float" office:value="6.47" calcext:value-type="float">
            <text:p>6.47</text:p>
          </table:table-cell>
          <table:table-cell office:value-type="float" office:value="6.48" calcext:value-type="float">
            <text:p>6.48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AVERAGE([.F9:.O9])" office:value-type="float" office:value="9.222" calcext:value-type="float">
            <text:p>9.222</text:p>
          </table:table-cell>
          <table:table-cell table:number-columns-repeated="3"/>
          <table:table-cell table:number-columns-repeated="9" office:value-type="float" office:value="9.22" calcext:value-type="float">
            <text:p>9.22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table:style-name="ce4" office:value-type="float" office:value="3000" calcext:value-type="float">
            <text:p>3000</text:p>
          </table:table-cell>
          <table:table-cell table:style-name="ce6" table:formula="of:=AVERAGE([.F10:.O10])" office:value-type="float" office:value="12.644" calcext:value-type="float">
            <text:p>12.644</text:p>
          </table:table-cell>
          <table:table-cell table:number-columns-repeated="3"/>
          <table:table-cell table:number-columns-repeated="4" table:style-name="ce6" office:value-type="float" office:value="12.65" calcext:value-type="float">
            <text:p>12.65</text:p>
          </table:table-cell>
          <table:table-cell table:number-columns-repeated="5" table:style-name="ce6" office:value-type="float" office:value="12.64" calcext:value-type="float">
            <text:p>12.64</text:p>
          </table:table-cell>
          <table:table-cell table:style-name="ce9" office:value-type="float" office:value="12.64" calcext:value-type="float">
            <text:p>12.64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/>
          <table:table-cell table:style-name="ce5" table:formula="of:=AVERAGE([.F11:.O11])" office:value-type="float" office:value="0.189" calcext:value-type="float">
            <text:p>0.189</text:p>
          </table:table-cell>
          <table:table-cell table:number-columns-repeated="2"/>
          <table:table-cell table:number-columns-repeated="9" table:style-name="ce5" office:value-type="float" office:value="0.19" calcext:value-type="float">
            <text:p>0.19</text:p>
          </table:table-cell>
          <table:table-cell table:style-name="ce7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/>
          <table:table-cell table:formula="of:=AVERAGE([.F12:.O12])" office:value-type="float" office:value="0.741" calcext:value-type="float">
            <text:p>0.741</text:p>
          </table:table-cell>
          <table:table-cell table:number-columns-repeated="2"/>
          <table:table-cell table:number-columns-repeated="9"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/>
          <table:table-cell table:formula="of:=AVERAGE([.F13:.O13])" office:value-type="float" office:value="1.675" calcext:value-type="float">
            <text:p>1.675</text:p>
          </table:table-cell>
          <table:table-cell table:number-columns-repeated="2"/>
          <table:table-cell table:number-columns-repeated="2" office:value-type="float" office:value="1.68" calcext:value-type="float">
            <text:p>1.68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/>
          <table:table-cell table:formula="of:=AVERAGE([.F14:.O14])" office:value-type="float" office:value="2.976" calcext:value-type="float">
            <text:p>2.976</text:p>
          </table:table-cell>
          <table:table-cell table:number-columns-repeated="2"/>
          <table:table-cell office:value-type="float" office:value="2.97" calcext:value-type="float">
            <text:p>2.97</text:p>
          </table:table-cell>
          <table:table-cell table:number-columns-repeated="5" office:value-type="float" office:value="2.98" calcext:value-type="float">
            <text:p>2.98</text:p>
          </table:table-cell>
          <table:table-cell table:number-columns-repeated="3"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table:formula="of:=AVERAGE([.F15:.O15])" office:value-type="float" office:value="4.65" calcext:value-type="float">
            <text:p>4.65</text:p>
          </table:table-cell>
          <table:table-cell table:number-columns-repeated="2"/>
          <table:table-cell office:value-type="float" office:value="4.66" calcext:value-type="float">
            <text:p>4.66</text:p>
          </table:table-cell>
          <table:table-cell table:number-columns-repeated="7" office:value-type="float" office:value="4.65" calcext:value-type="float">
            <text:p>4.65</text:p>
          </table:table-cell>
          <table:table-cell office:value-type="float" office:value="4.64" calcext:value-type="float">
            <text:p>4.64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/>
          <table:table-cell table:formula="of:=AVERAGE([.F16:.O16])" office:value-type="float" office:value="6.698" calcext:value-type="float">
            <text:p>6.698</text:p>
          </table:table-cell>
          <table:table-cell table:number-columns-repeated="2"/>
          <table:table-cell office:value-type="float" office:value="6.73" calcext:value-type="float">
            <text:p>6.73</text:p>
          </table:table-cell>
          <table:table-cell office:value-type="float" office:value="6.69" calcext:value-type="float">
            <text:p>6.69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6.69" calcext:value-type="float">
            <text:p>6.69</text:p>
          </table:table-cell>
          <table:table-cell office:value-type="float" office:value="6.7" calcext:value-type="float">
            <text:p>6.7</text:p>
          </table:table-cell>
          <table:table-cell office:value-type="float" office:value="6.69" calcext:value-type="float">
            <text:p>6.69</text:p>
          </table:table-cell>
          <table:table-cell office:value-type="float" office:value="6.7" calcext:value-type="float">
            <text:p>6.7</text:p>
          </table:table-cell>
          <table:table-cell office:value-type="float" office:value="6.69" calcext:value-type="float">
            <text:p>6.69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/>
          <table:table-cell table:formula="of:=AVERAGE([.F17:.O17])" office:value-type="float" office:value="9.115" calcext:value-type="float">
            <text:p>9.115</text:p>
          </table:table-cell>
          <table:table-cell table:number-columns-repeated="2"/>
          <table:table-cell office:value-type="float" office:value="9.11" calcext:value-type="float">
            <text:p>9.11</text:p>
          </table:table-cell>
          <table:table-cell table:number-columns-repeated="2" office:value-type="float" office:value="9.12" calcext:value-type="float">
            <text:p>9.12</text:p>
          </table:table-cell>
          <table:table-cell table:number-columns-repeated="2" office:value-type="float" office:value="9.11" calcext:value-type="float">
            <text:p>9.11</text:p>
          </table:table-cell>
          <table:table-cell table:number-columns-repeated="2" office:value-type="float" office:value="9.12" calcext:value-type="float">
            <text:p>9.12</text:p>
          </table:table-cell>
          <table:table-cell table:number-columns-repeated="2" office:value-type="float" office:value="9.11" calcext:value-type="float">
            <text:p>9.11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/>
          <table:table-cell table:formula="of:=AVERAGE([.F18:.O18])" office:value-type="float" office:value="11.899" calcext:value-type="float">
            <text:p>11.899</text:p>
          </table:table-cell>
          <table:table-cell table:number-columns-repeated="2"/>
          <table:table-cell table:number-columns-repeated="2" office:value-type="float" office:value="11.9" calcext:value-type="float">
            <text:p>11.9</text:p>
          </table:table-cell>
          <table:table-cell office:value-type="float" office:value="11.89" calcext:value-type="float">
            <text:p>11.89</text:p>
          </table:table-cell>
          <table:table-cell table:number-columns-repeated="7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/>
          <table:table-cell table:formula="of:=AVERAGE([.F19:.O19])" office:value-type="float" office:value="15.071" calcext:value-type="float">
            <text:p>15.071</text:p>
          </table:table-cell>
          <table:table-cell table:number-columns-repeated="2"/>
          <table:table-cell office:value-type="float" office:value="15.09" calcext:value-type="float">
            <text:p>15.09</text:p>
          </table:table-cell>
          <table:table-cell table:number-columns-repeated="3" office:value-type="float" office:value="15.07" calcext:value-type="float">
            <text:p>15.07</text:p>
          </table:table-cell>
          <table:table-cell office:value-type="float" office:value="15.06" calcext:value-type="float">
            <text:p>15.06</text:p>
          </table:table-cell>
          <table:table-cell table:number-columns-repeated="5" office:value-type="float" office:value="15.07" calcext:value-type="float">
            <text:p>15.07</text:p>
          </table:table-cell>
        </table:table-row>
        <table:table-row table:style-name="ro1">
          <table:table-cell table:style-name="ce4" office:value-type="float" office:value="100000" calcext:value-type="float">
            <text:p>100000</text:p>
          </table:table-cell>
          <table:table-cell/>
          <table:table-cell table:style-name="ce6" table:formula="of:=AVERAGE([.F20:.O20])" office:value-type="float" office:value="18.61" calcext:value-type="float">
            <text:p>18.61</text:p>
          </table:table-cell>
          <table:table-cell table:number-columns-repeated="2"/>
          <table:table-cell table:number-columns-repeated="3" table:style-name="ce6" office:value-type="float" office:value="18.62" calcext:value-type="float">
            <text:p>18.62</text:p>
          </table:table-cell>
          <table:table-cell table:number-columns-repeated="2" table:style-name="ce6" office:value-type="float" office:value="18.61" calcext:value-type="float">
            <text:p>18.61</text:p>
          </table:table-cell>
          <table:table-cell table:number-columns-repeated="3" table:style-name="ce6" office:value-type="float" office:value="18.6" calcext:value-type="float">
            <text:p>18.6</text:p>
          </table:table-cell>
          <table:table-cell table:style-name="ce6" office:value-type="float" office:value="18.61" calcext:value-type="float">
            <text:p>18.61</text:p>
          </table:table-cell>
          <table:table-cell table:style-name="ce9" office:value-type="float" office:value="18.61" calcext:value-type="float">
            <text:p>18.6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AVERAGE([.F21:.O21])" office:value-type="float" office:value="0.271" calcext:value-type="float">
            <text:p>0.271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9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table:number-columns-repeated="2"/>
          <table:table-cell table:formula="of:=AVERAGE([.F22:.O22])" office:value-type="float" office:value="0.28" calcext:value-type="float">
            <text:p>0.28</text:p>
          </table:table-cell>
          <table:table-cell/>
          <table:table-cell table:number-columns-repeated="10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table:number-columns-repeated="2"/>
          <table:table-cell table:formula="of:=AVERAGE([.F23:.O23])" office:value-type="float" office:value="0.3" calcext:value-type="float">
            <text:p>0.3</text:p>
          </table:table-cell>
          <table:table-cell/>
          <table:table-cell table:number-columns-repeated="1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table:number-columns-repeated="2"/>
          <table:table-cell table:formula="of:=AVERAGE([.F24:.O24])" office:value-type="float" office:value="0.317" calcext:value-type="float">
            <text:p>0.317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4" office:value-type="float" office:value="0.32" calcext:value-type="float">
            <text:p>0.32</text:p>
          </table:table-cell>
          <table:table-cell table:number-columns-repeated="4"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table:number-columns-repeated="2"/>
          <table:table-cell table:formula="of:=AVERAGE([.F25:.O25])" office:value-type="float" office:value="0.331" calcext:value-type="float">
            <text:p>0.331</text:p>
          </table:table-cell>
          <table:table-cell/>
          <table:table-cell table:number-columns-repeated="9"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number-columns-repeated="2"/>
          <table:table-cell table:formula="of:=AVERAGE([.F26:.O26])" office:value-type="float" office:value="0.347" calcext:value-type="float">
            <text:p>0.347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7" office:value-type="float" office:value="0.35" calcext:value-type="float">
            <text:p>0.35</text:p>
          </table:table-cell>
          <table:table-cell table:number-columns-repeated="2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table:number-columns-repeated="2"/>
          <table:table-cell table:formula="of:=AVERAGE([.F27:.O27])" office:value-type="float" office:value="0.356" calcext:value-type="float">
            <text:p>0.356</text:p>
          </table:table-cell>
          <table:table-cell/>
          <table:table-cell table:number-columns-repeated="3" office:value-type="float" office:value="0.36" calcext:value-type="float">
            <text:p>0.36</text:p>
          </table:table-cell>
          <table:table-cell table:number-columns-repeated="3" office:value-type="float" office:value="0.35" calcext:value-type="float">
            <text:p>0.35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table:number-columns-repeated="2"/>
          <table:table-cell table:formula="of:=AVERAGE([.F28:.O28])" office:value-type="float" office:value="0.371" calcext:value-type="float">
            <text:p>0.371</text:p>
          </table:table-cell>
          <table:table-cell/>
          <table:table-cell table:number-columns-repeated="5"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table:number-columns-repeated="4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table:number-columns-repeated="2"/>
          <table:table-cell table:formula="of:=AVERAGE([.F29:.O29])" office:value-type="float" office:value="0.388" calcext:value-type="float">
            <text:p>0.388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5"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table:number-columns-repeated="3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table:number-columns-repeated="2"/>
          <table:table-cell table:formula="of:=AVERAGE([.F30:.O30])" office:value-type="float" office:value="0.403" calcext:value-type="float">
            <text:p>0.403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style-name="ce4" office:value-type="float" office:value="3000000" calcext:value-type="float">
            <text:p>3000000</text:p>
          </table:table-cell>
          <table:table-cell table:number-columns-repeated="2"/>
          <table:table-cell table:style-name="ce6" table:formula="of:=AVERAGE([.F31:.O31])" office:value-type="float" office:value="0.416" calcext:value-type="float">
            <text:p>0.416</text:p>
          </table:table-cell>
          <table:table-cell/>
          <table:table-cell table:number-columns-repeated="5" table:style-name="ce6" office:value-type="float" office:value="0.42" calcext:value-type="float">
            <text:p>0.42</text:p>
          </table:table-cell>
          <table:table-cell table:number-columns-repeated="2" table:style-name="ce6" office:value-type="float" office:value="0.41" calcext:value-type="float">
            <text:p>0.41</text:p>
          </table:table-cell>
          <table:table-cell table:style-name="ce6" office:value-type="float" office:value="0.42" calcext:value-type="float">
            <text:p>0.42</text:p>
          </table:table-cell>
          <table:table-cell table:style-name="ce6" office:value-type="float" office:value="0.41" calcext:value-type="float">
            <text:p>0.41</text:p>
          </table:table-cell>
          <table:table-cell table:style-name="ce9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3"/>
          <table:table-cell table:formula="of:=AVERAGE([.F32:.O32])" office:value-type="float" office:value="0.029" calcext:value-type="float">
            <text:p>0.029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table:number-columns-repeated="3"/>
          <table:table-cell table:formula="of:=AVERAGE([.F33:.O33])" office:value-type="float" office:value="0.031" calcext:value-type="float">
            <text:p>0.031</text:p>
          </table:table-cell>
          <table:table-cell office:value-type="float" office:value="0.04" calcext:value-type="float">
            <text:p>0.04</text:p>
          </table:table-cell>
          <table:table-cell table:number-columns-repeated="9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table:number-columns-repeated="3"/>
          <table:table-cell table:formula="of:=AVERAGE([.F34:.O34])" office:value-type="float" office:value="0.033" calcext:value-type="float">
            <text:p>0.03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table:number-columns-repeated="3"/>
          <table:table-cell table:formula="of:=AVERAGE([.F35:.O35])" office:value-type="float" office:value="0.031" calcext:value-type="float">
            <text:p>0.03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table:number-columns-repeated="3"/>
          <table:table-cell table:formula="of:=AVERAGE([.F36:.O36])" office:value-type="float" office:value="0.032" calcext:value-type="float">
            <text:p>0.03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number-columns-repeated="3"/>
          <table:table-cell table:formula="of:=AVERAGE([.F37:.O37])" office:value-type="float" office:value="0.034" calcext:value-type="float">
            <text:p>0.03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table:number-columns-repeated="3"/>
          <table:table-cell table:formula="of:=AVERAGE([.F38:.O38])" office:value-type="float" office:value="0.035" calcext:value-type="float">
            <text:p>0.03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table:number-columns-repeated="3"/>
          <table:table-cell table:formula="of:=AVERAGE([.F39:.O39])" office:value-type="float" office:value="0.038" calcext:value-type="float">
            <text:p>0.038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table:number-columns-repeated="3"/>
          <table:table-cell table:formula="of:=AVERAGE([.F40:.O40])" office:value-type="float" office:value="0.038" calcext:value-type="float">
            <text:p>0.038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table:number-columns-repeated="3"/>
          <table:table-cell table:formula="of:=AVERAGE([.F41:.O41])" office:value-type="float" office:value="0.043" calcext:value-type="float">
            <text:p>0.04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4" office:value-type="float" office:value="3000000" calcext:value-type="float">
            <text:p>3000000</text:p>
          </table:table-cell>
          <table:table-cell table:number-columns-repeated="3"/>
          <table:table-cell table:style-name="ce6" table:formula="of:=AVERAGE([.F42:.O42])" office:value-type="float" office:value="0.0434" calcext:value-type="float">
            <text:p>0.0434</text:p>
          </table:table-cell>
          <table:table-cell table:style-name="ce6" office:value-type="float" office:value="0.07" calcext:value-type="float">
            <text:p>0.07</text:p>
          </table:table-cell>
          <table:table-cell table:number-columns-repeated="4" table:style-name="ce6" office:value-type="float" office:value="0.04" calcext:value-type="float">
            <text:p>0.04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5" calcext:value-type="float">
            <text:p>0.05</text:p>
          </table:table-cell>
          <table:table-cell table:style-name="ce9" office:value-type="float" office:value="0.05" calcext:value-type="float">
            <text:p>0.05</text:p>
          </table:table-cell>
        </table:table-row>
      </table:table>
      <table:table table:name="log-log plot" table:style-name="ta1">
        <table:shapes>
          <draw:frame draw:z-index="0" draw:style-name="gr1" draw:text-style-name="P1" svg:width="368.5pt" svg:height="144pt" svg:x="130.85pt" svg:y="2.83pt">
            <loext:p draw:notify-on-update-of-ranges="'log-log plot'.A1:'log-log plot'.A1 'log-log plot'.A2:'log-log plot'.A11 'log-log plot'.B1:'log-log plot'.B1 'log-log plot'.B2:'log-log plot'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76.07pt" svg:height="123.14pt" svg:x="489.57pt" svg:y="157.69pt">
            <loext:p draw:notify-on-update-of-ranges="'log-log plot'.A12:'log-log plot'.A12 'log-log plot'.A13:'log-log plot'.A22 'log-log plot'.B12:'log-log plot'.B12 'log-log plot'.B13:'log-log plot'.B2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348.43pt" svg:height="196.53pt" svg:x="131.16pt" svg:y="250.72pt">
            <loext:p draw:notify-on-update-of-ranges="'log-log plot'.A24:'log-log plot'.A34 'log-log plot'.B24:'log-log plot'.B3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381.63pt" svg:height="221.36pt" svg:x="417.97pt" svg:y="391.52pt">
            <loext:p draw:notify-on-update-of-ranges="'log-log plot'.A36:'log-log plot'.A36 'log-log plot'.A37:'log-log plot'.A46 'log-log plot'.B36:'log-log plot'.B36 'log-log plot'.B37:'log-log plot'.B4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1 Mean</text:p>
          </table:table-cell>
          <table:table-cell table:style-name="ce1" office:value-type="string" calcext:value-type="string" table:number-columns-spanned="10" table:number-rows-spanned="1">
            <text:p>Algorithm 1 Running Times</text:p>
          </table:table-cell>
          <table:covered-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AVERAGE([.C2:.L2])"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AVERAGE([.C3:.L3])"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AVERAGE([.C4:.L4])" office:value-type="float" office:value="0.347" calcext:value-type="float">
            <text:p>0.347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AVERAGE([.C5:.L5])" office:value-type="float" office:value="0.814" calcext:value-type="float">
            <text:p>0.814</text:p>
          </table:table-cell>
          <table:table-cell table:number-columns-repeated="3"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AVERAGE([.C6:.L6])" office:value-type="float" office:value="1.586" calcext:value-type="float">
            <text:p>1.586</text:p>
          </table:table-cell>
          <table:table-cell table:number-columns-repeated="3"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AVERAGE([.C7:.L7])" office:value-type="float" office:value="2.735" calcext:value-type="float">
            <text:p>2.735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2.73" calcext:value-type="float">
            <text:p>2.73</text:p>
          </table:table-cell>
          <table:table-cell table:number-columns-repeated="2" office:value-type="float" office:value="2.74" calcext:value-type="float">
            <text:p>2.74</text:p>
          </table:table-cell>
          <table:table-cell table:number-columns-repeated="2" office:value-type="float" office:value="2.73" calcext:value-type="float">
            <text:p>2.73</text:p>
          </table:table-cell>
          <table:table-cell table:number-columns-repeated="2" office:value-type="float" office:value="2.74" calcext:value-type="float">
            <text:p>2.74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AVERAGE([.C8:.L8])" office:value-type="float" office:value="4.338" calcext:value-type="float">
            <text:p>4.338</text:p>
          </table:table-cell>
          <table:table-cell table:number-columns-repeated="8" office:value-type="float" office:value="4.34" calcext:value-type="float">
            <text:p>4.34</text:p>
          </table:table-cell>
          <table:table-cell table:number-columns-repeated="2"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AVERAGE([.C9:.L9])" office:value-type="float" office:value="6.471" calcext:value-type="float">
            <text:p>6.471</text:p>
          </table:table-cell>
          <table:table-cell table:number-columns-repeated="8" office:value-type="float" office:value="6.47" calcext:value-type="float">
            <text:p>6.47</text:p>
          </table:table-cell>
          <table:table-cell office:value-type="float" office:value="6.48" calcext:value-type="float">
            <text:p>6.48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AVERAGE([.C10:.L10])" office:value-type="float" office:value="9.222" calcext:value-type="float">
            <text:p>9.222</text:p>
          </table:table-cell>
          <table:table-cell table:number-columns-repeated="9" office:value-type="float" office:value="9.22" calcext:value-type="float">
            <text:p>9.22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AVERAGE([.C11:.L11])" office:value-type="float" office:value="12.644" calcext:value-type="float">
            <text:p>12.644</text:p>
          </table:table-cell>
          <table:table-cell table:number-columns-repeated="4" office:value-type="float" office:value="12.65" calcext:value-type="float">
            <text:p>12.65</text:p>
          </table:table-cell>
          <table:table-cell table:number-columns-repeated="6" office:value-type="float" office:value="12.64" calcext:value-type="float">
            <text:p>12.64</text:p>
          </table:table-cell>
        </table:table-row>
        <table:table-row table:style-name="ro1">
          <table:table-cell office:value-type="string" calcext:value-type="string">
            <text:p>A2 N</text:p>
          </table:table-cell>
          <table:table-cell office:value-type="string" calcext:value-type="string">
            <text:p>A2 Mean</text:p>
          </table:table-cell>
          <table:table-cell table:style-name="ce1" office:value-type="string" calcext:value-type="string" table:number-columns-spanned="10" table:number-rows-spanned="1">
            <text:p>Algorithm 2 Running Times</text:p>
          </table:table-cell>
          <table:covered-table-cell table:number-columns-repeated="9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AVERAGE([.C13:.L13])" office:value-type="float" office:value="0.189" calcext:value-type="float">
            <text:p>0.189</text:p>
          </table:table-cell>
          <table:table-cell table:number-columns-repeated="9"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AVERAGE([.C14:.L14])" office:value-type="float" office:value="0.741" calcext:value-type="float">
            <text:p>0.741</text:p>
          </table:table-cell>
          <table:table-cell table:number-columns-repeated="9"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AVERAGE([.C15:.L15])" office:value-type="float" office:value="1.675" calcext:value-type="float">
            <text:p>1.675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AVERAGE([.C16:.L16])" office:value-type="float" office:value="2.976" calcext:value-type="float">
            <text:p>2.976</text:p>
          </table:table-cell>
          <table:table-cell office:value-type="float" office:value="2.97" calcext:value-type="float">
            <text:p>2.97</text:p>
          </table:table-cell>
          <table:table-cell table:number-columns-repeated="5" office:value-type="float" office:value="2.98" calcext:value-type="float">
            <text:p>2.98</text:p>
          </table:table-cell>
          <table:table-cell table:number-columns-repeated="3"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AVERAGE([.C17:.L17])" office:value-type="float" office:value="4.65" calcext:value-type="float">
            <text:p>4.65</text:p>
          </table:table-cell>
          <table:table-cell office:value-type="float" office:value="4.66" calcext:value-type="float">
            <text:p>4.66</text:p>
          </table:table-cell>
          <table:table-cell table:number-columns-repeated="7" office:value-type="float" office:value="4.65" calcext:value-type="float">
            <text:p>4.65</text:p>
          </table:table-cell>
          <table:table-cell office:value-type="float" office:value="4.64" calcext:value-type="float">
            <text:p>4.64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AVERAGE([.C18:.L18])" office:value-type="float" office:value="6.698" calcext:value-type="float">
            <text:p>6.698</text:p>
          </table:table-cell>
          <table:table-cell office:value-type="float" office:value="6.73" calcext:value-type="float">
            <text:p>6.73</text:p>
          </table:table-cell>
          <table:table-cell office:value-type="float" office:value="6.69" calcext:value-type="float">
            <text:p>6.69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6.69" calcext:value-type="float">
            <text:p>6.69</text:p>
          </table:table-cell>
          <table:table-cell office:value-type="float" office:value="6.7" calcext:value-type="float">
            <text:p>6.7</text:p>
          </table:table-cell>
          <table:table-cell office:value-type="float" office:value="6.69" calcext:value-type="float">
            <text:p>6.69</text:p>
          </table:table-cell>
          <table:table-cell office:value-type="float" office:value="6.7" calcext:value-type="float">
            <text:p>6.7</text:p>
          </table:table-cell>
          <table:table-cell office:value-type="float" office:value="6.69" calcext:value-type="float">
            <text:p>6.69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AVERAGE([.C19:.L19])" office:value-type="float" office:value="9.115" calcext:value-type="float">
            <text:p>9.115</text:p>
          </table:table-cell>
          <table:table-cell office:value-type="float" office:value="9.11" calcext:value-type="float">
            <text:p>9.11</text:p>
          </table:table-cell>
          <table:table-cell table:number-columns-repeated="2" office:value-type="float" office:value="9.12" calcext:value-type="float">
            <text:p>9.12</text:p>
          </table:table-cell>
          <table:table-cell table:number-columns-repeated="2" office:value-type="float" office:value="9.11" calcext:value-type="float">
            <text:p>9.11</text:p>
          </table:table-cell>
          <table:table-cell table:number-columns-repeated="2" office:value-type="float" office:value="9.12" calcext:value-type="float">
            <text:p>9.12</text:p>
          </table:table-cell>
          <table:table-cell table:number-columns-repeated="2" office:value-type="float" office:value="9.11" calcext:value-type="float">
            <text:p>9.11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AVERAGE([.C20:.L20])" office:value-type="float" office:value="11.899" calcext:value-type="float">
            <text:p>11.899</text:p>
          </table:table-cell>
          <table:table-cell table:number-columns-repeated="2" office:value-type="float" office:value="11.9" calcext:value-type="float">
            <text:p>11.9</text:p>
          </table:table-cell>
          <table:table-cell office:value-type="float" office:value="11.89" calcext:value-type="float">
            <text:p>11.89</text:p>
          </table:table-cell>
          <table:table-cell table:number-columns-repeated="7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AVERAGE([.C21:.L21])" office:value-type="float" office:value="15.071" calcext:value-type="float">
            <text:p>15.071</text:p>
          </table:table-cell>
          <table:table-cell office:value-type="float" office:value="15.09" calcext:value-type="float">
            <text:p>15.09</text:p>
          </table:table-cell>
          <table:table-cell table:number-columns-repeated="3" office:value-type="float" office:value="15.07" calcext:value-type="float">
            <text:p>15.07</text:p>
          </table:table-cell>
          <table:table-cell office:value-type="float" office:value="15.06" calcext:value-type="float">
            <text:p>15.06</text:p>
          </table:table-cell>
          <table:table-cell table:number-columns-repeated="5" office:value-type="float" office:value="15.07" calcext:value-type="float">
            <text:p>15.0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AVERAGE([.C22:.L22])" office:value-type="float" office:value="18.61" calcext:value-type="float">
            <text:p>18.61</text:p>
          </table:table-cell>
          <table:table-cell table:number-columns-repeated="3" office:value-type="float" office:value="18.62" calcext:value-type="float">
            <text:p>18.62</text:p>
          </table:table-cell>
          <table:table-cell table:number-columns-repeated="2" office:value-type="float" office:value="18.61" calcext:value-type="float">
            <text:p>18.61</text:p>
          </table:table-cell>
          <table:table-cell table:number-columns-repeated="3" office:value-type="float" office:value="18.6" calcext:value-type="float">
            <text:p>18.6</text:p>
          </table:table-cell>
          <table:table-cell table:number-columns-repeated="2" office:value-type="float" office:value="18.61" calcext:value-type="float">
            <text:p>18.61</text:p>
          </table:table-cell>
        </table:table-row>
        <table:table-row table:style-name="ro1">
          <table:table-cell office:value-type="string" calcext:value-type="string">
            <text:p>A3 N</text:p>
          </table:table-cell>
          <table:table-cell office:value-type="string" calcext:value-type="string">
            <text:p>A3 Mean</text:p>
          </table:table-cell>
          <table:table-cell table:style-name="ce1" office:value-type="string" calcext:value-type="string" table:number-columns-spanned="10" table:number-rows-spanned="1">
            <text:p>Algorithm 3 Running Times</text:p>
          </table:table-cell>
          <table:covered-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AVERAGE([.C24:.L24])" office:value-type="float" office:value="0.271" calcext:value-type="float">
            <text:p>0.271</text:p>
          </table:table-cell>
          <table:table-cell office:value-type="float" office:value="0.28" calcext:value-type="float">
            <text:p>0.28</text:p>
          </table:table-cell>
          <table:table-cell table:number-columns-repeated="9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table:formula="of:=AVERAGE([.C25:.L25])" office:value-type="float" office:value="0.28" calcext:value-type="float">
            <text:p>0.28</text:p>
          </table:table-cell>
          <table:table-cell table:number-columns-repeated="10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table:formula="of:=AVERAGE([.C26:.L26])" office:value-type="float" office:value="0.3" calcext:value-type="float">
            <text:p>0.3</text:p>
          </table:table-cell>
          <table:table-cell table:number-columns-repeated="1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table:formula="of:=AVERAGE([.C27:.L27])" office:value-type="float" office:value="0.317" calcext:value-type="float">
            <text:p>0.317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.32" calcext:value-type="float">
            <text:p>0.32</text:p>
          </table:table-cell>
          <table:table-cell table:number-columns-repeated="4"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table:formula="of:=AVERAGE([.C28:.L28])" office:value-type="float" office:value="0.331" calcext:value-type="float">
            <text:p>0.331</text:p>
          </table:table-cell>
          <table:table-cell table:number-columns-repeated="9"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formula="of:=AVERAGE([.C29:.L29])" office:value-type="float" office:value="0.347" calcext:value-type="float">
            <text:p>0.347</text:p>
          </table:table-cell>
          <table:table-cell office:value-type="float" office:value="0.34" calcext:value-type="float">
            <text:p>0.34</text:p>
          </table:table-cell>
          <table:table-cell table:number-columns-repeated="7" office:value-type="float" office:value="0.35" calcext:value-type="float">
            <text:p>0.35</text:p>
          </table:table-cell>
          <table:table-cell table:number-columns-repeated="2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table:formula="of:=AVERAGE([.C30:.L30])" office:value-type="float" office:value="0.356" calcext:value-type="float">
            <text:p>0.356</text:p>
          </table:table-cell>
          <table:table-cell table:number-columns-repeated="3" office:value-type="float" office:value="0.36" calcext:value-type="float">
            <text:p>0.36</text:p>
          </table:table-cell>
          <table:table-cell table:number-columns-repeated="3" office:value-type="float" office:value="0.35" calcext:value-type="float">
            <text:p>0.35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table:formula="of:=AVERAGE([.C31:.L31])" office:value-type="float" office:value="0.371" calcext:value-type="float">
            <text:p>0.371</text:p>
          </table:table-cell>
          <table:table-cell table:number-columns-repeated="5"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table:number-columns-repeated="4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table:formula="of:=AVERAGE([.C32:.L32])" office:value-type="float" office:value="0.388" calcext:value-type="float">
            <text:p>0.388</text:p>
          </table:table-cell>
          <table:table-cell office:value-type="float" office:value="0.38" calcext:value-type="float">
            <text:p>0.38</text:p>
          </table:table-cell>
          <table:table-cell table:number-columns-repeated="5"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table:number-columns-repeated="3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table:formula="of:=AVERAGE([.C33:.L33])" office:value-type="float" office:value="0.403" calcext:value-type="float">
            <text:p>0.40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AVERAGE([.C34:.L34])" office:value-type="float" office:value="0.416" calcext:value-type="float">
            <text:p>0.416</text:p>
          </table:table-cell>
          <table:table-cell table:number-columns-repeated="5" office:value-type="float" office:value="0.42" calcext:value-type="float">
            <text:p>0.42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A4 N</text:p>
          </table:table-cell>
          <table:table-cell office:value-type="string" calcext:value-type="string">
            <text:p>A4 Mean</text:p>
          </table:table-cell>
          <table:table-cell table:style-name="ce1" office:value-type="string" calcext:value-type="string" table:number-columns-spanned="10" table:number-rows-spanned="1">
            <text:p>Algorithm 4 Running Times</text:p>
          </table:table-cell>
          <table:covered-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AVERAGE([.C36:.L36])" office:value-type="float" office:value="0.029" calcext:value-type="float">
            <text:p>0.029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table:formula="of:=AVERAGE([.C37:.L37])" office:value-type="float" office:value="0.031" calcext:value-type="float">
            <text:p>0.031</text:p>
          </table:table-cell>
          <table:table-cell office:value-type="float" office:value="0.04" calcext:value-type="float">
            <text:p>0.04</text:p>
          </table:table-cell>
          <table:table-cell table:number-columns-repeated="9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table:formula="of:=AVERAGE([.C38:.L38])" office:value-type="float" office:value="0.033" calcext:value-type="float">
            <text:p>0.03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table:formula="of:=AVERAGE([.C39:.L39])" office:value-type="float" office:value="0.031" calcext:value-type="float">
            <text:p>0.03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table:formula="of:=AVERAGE([.C40:.L40])" office:value-type="float" office:value="0.032" calcext:value-type="float">
            <text:p>0.03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formula="of:=AVERAGE([.C41:.L41])" office:value-type="float" office:value="0.034" calcext:value-type="float">
            <text:p>0.03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table:formula="of:=AVERAGE([.C42:.L42])" office:value-type="float" office:value="0.035" calcext:value-type="float">
            <text:p>0.03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table:formula="of:=AVERAGE([.C43:.L43])" office:value-type="float" office:value="0.038" calcext:value-type="float">
            <text:p>0.038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table:formula="of:=AVERAGE([.C44:.L44])" office:value-type="float" office:value="0.038" calcext:value-type="float">
            <text:p>0.038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table:formula="of:=AVERAGE([.C45:.L45])" office:value-type="float" office:value="0.043" calcext:value-type="float">
            <text:p>0.04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AVERAGE([.C46:.L46])" office:value-type="float" office:value="0.0434" calcext:value-type="float">
            <text:p>0.0434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 style:data-style-name="N2" text:time-value="17:58:22.5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6:49:36.461000000</meta:creation-date>
    <dc:date>2015-10-17T12:17:35.451000000</dc:date>
    <meta:editing-duration>PT15H18M26S</meta:editing-duration>
    <meta:editing-cycles>11</meta:editing-cycles>
    <meta:generator>LibreOffice/5.0.0.5$Windows_x86 LibreOffice_project/1b1a90865e348b492231e1c451437d7a15bb262b</meta:generator>
    <meta:document-statistic meta:table-count="3" meta:cell-count="153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65cm" svg:y="0.316cm" chart:style-name="ch2">
          <text:p>Composite Plot of All Graphs</text:p>
        </chart:title>
        <chart:plot-area chart:style-name="ch3" table:cell-range-address="'Composite Plot'.A1:'Composite Plot'.E42" chart:data-source-has-labels="row" svg:x="1.331cm" svg:y="1.275cm" svg:width="14.349cm" svg:height="6.564cm">
          <chartooo:coordinate-region svg:x="1.767cm" svg:y="1.474cm" svg:width="13.079cm" svg:height="5.718cm"/>
          <chart:axis chart:dimension="x" chart:name="primary-x" chart:style-name="ch4">
            <chart:title svg:x="7.747cm" svg:y="8.019cm" chart:style-name="ch5">
              <text:p>Array Size</text:p>
            </chart:title>
          </chart:axis>
          <chart:axis chart:dimension="y" chart:name="primary-y" chart:style-name="ch4">
            <chart:title svg:x="0.451cm" svg:y="5.765cm" chart:style-name="ch6">
              <text:p>Time (seconds)</text:p>
            </chart:title>
            <chart:grid chart:style-name="ch7" chart:class="major"/>
          </chart:axis>
          <chart:series chart:style-name="ch8" chart:values-cell-range-address="'Composite Plot'.B2:'Composite Plot'.B42" chart:label-cell-address="'Composite Plot'.B1:'Composite Plot'.B1" chart:class="chart:scatter">
            <chart:domain table:cell-range-address="'Composite Plot'.A2:'Composite Plot'.A42"/>
            <chart:data-point chart:repeated="41"/>
          </chart:series>
          <chart:series chart:style-name="ch9" chart:values-cell-range-address="'Composite Plot'.C2:'Composite Plot'.C42" chart:label-cell-address="'Composite Plot'.C1:'Composite Plot'.C1" chart:class="chart:scatter">
            <chart:data-point chart:repeated="41"/>
          </chart:series>
          <chart:series chart:style-name="ch10" chart:values-cell-range-address="'Composite Plot'.D2:'Composite Plot'.D42" chart:label-cell-address="'Composite Plot'.D1:'Composite Plot'.D1" chart:class="chart:scatter">
            <chart:data-point chart:repeated="41"/>
          </chart:series>
          <chart:series chart:style-name="ch11" chart:values-cell-range-address="'Composite Plot'.E2:'Composite Plot'.E42" chart:label-cell-address="'Composite Plot'.E1:'Composite Plot'.E1" chart:class="chart:scatter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14</text:p>
                <draw:g>
                  <svg:desc>'Composite Plot'.B1:'Composite Plot'.B1</svg:desc>
                </draw:g>
              </table:table-cell>
              <table:table-cell office:value-type="string">
                <text:p/>
                <draw:g>
                  <svg:desc>'Composite Plot'.C1:'Composite Plot'.C1</svg:desc>
                </draw:g>
              </table:table-cell>
              <table:table-cell office:value-type="string">
                <text:p/>
                <draw:g>
                  <svg:desc>'Composite Plot'.D1:'Composite Plot'.D1</svg:desc>
                </draw:g>
              </table:table-cell>
              <table:table-cell office:value-type="string">
                <text:p/>
                <draw:g>
                  <svg:desc>'Composite Plot'.E1:'Composite Plot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'Composite Plot'.A2:'Composite Plot'.A42</svg:desc>
                </draw:g>
              </table:table-cell>
              <table:table-cell office:value-type="float" office:value="0.014">
                <text:p>0.014</text:p>
                <draw:g>
                  <svg:desc>'Composite Plot'.B2:'Composite Plot'.B42</svg:desc>
                </draw:g>
              </table:table-cell>
              <table:table-cell office:value-type="float" office:value="NaN">
                <text:p>NaN</text:p>
                <draw:g>
                  <svg:desc>'Composite Plot'.C2:'Composite Plot'.C42</svg:desc>
                </draw:g>
              </table:table-cell>
              <table:table-cell office:value-type="float" office:value="NaN">
                <text:p>NaN</text:p>
                <draw:g>
                  <svg:desc>'Composite Plot'.D2:'Composite Plot'.D42</svg:desc>
                </draw:g>
              </table:table-cell>
              <table:table-cell office:value-type="float" office:value="NaN">
                <text:p>NaN</text:p>
                <draw:g>
                  <svg:desc>'Composite Plot'.E2:'Composite Plot'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0.347">
                <text:p>0.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.814">
                <text:p>0.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1.586">
                <text:p>1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0">
                <text:p>1800</text:p>
              </table:table-cell>
              <table:table-cell office:value-type="float" office:value="2.735">
                <text:p>2.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0">
                <text:p>2100</text:p>
              </table:table-cell>
              <table:table-cell office:value-type="float" office:value="4.338">
                <text:p>4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0">
                <text:p>2400</text:p>
              </table:table-cell>
              <table:table-cell office:value-type="float" office:value="6.471">
                <text:p>6.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0">
                <text:p>2700</text:p>
              </table:table-cell>
              <table:table-cell office:value-type="float" office:value="9.222">
                <text:p>9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12.644">
                <text:p>12.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0.741">
                <text:p>0.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1.675">
                <text:p>1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2.976">
                <text:p>2.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6.698">
                <text:p>6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9.115">
                <text:p>9.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11.899">
                <text:p>11.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15.071">
                <text:p>15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18.61">
                <text:p>18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">
                <text:p>0.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">
                <text:p>0.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">
                <text:p>0.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">
                <text:p>0.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">
                <text:p>0.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">
                <text:p>0.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">
                <text:p>0.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">
                <text:p>0.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000">
                <text:p>2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00000">
                <text:p>2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00000">
                <text:p>2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00000">
                <text:p>2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0000">
                <text:p>25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00000">
                <text:p>2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00000">
                <text:p>27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00000">
                <text:p>28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00000">
                <text:p>29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00000">
                <text:p>3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4">
                <text:p>0.0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081cm" xlink:href=".." xlink:type="simple" chart:class="chart:scatter" chart:style-name="ch1">
        <chart:title svg:x="5.332cm" svg:y="0.237cm" chart:style-name="ch2">
          <text:p>Algorithm 1</text:p>
        </chart:title>
        <chart:subtitle svg:x="5.345cm" svg:y="1.117cm" chart:style-name="ch3">
          <text:p>Log-Log Plot</text:p>
        </chart:subtitle>
        <chart:legend chart:legend-position="end" svg:x="10.281cm" svg:y="2.241cm" style:legend-expansion="high" chart:style-name="ch4"/>
        <chart:plot-area chart:style-name="ch5" table:cell-range-address="'log-log plot'.A1:'log-log plot'.B11" chart:data-source-has-labels="both" svg:x="1.271cm" svg:y="1.901cm" svg:width="8.75cm" svg:height="2.098cm">
          <chartooo:coordinate-region svg:x="2.078cm" svg:y="2.1cm" svg:width="7.478cm" svg:height="1.252cm"/>
          <chart:axis chart:dimension="x" chart:name="primary-x" chart:style-name="ch6" chartooo:axis-type="auto">
            <chart:title svg:x="4.888cm" svg:y="4.1cm" chart:style-name="ch7">
              <text:p>Array Size</text:p>
            </chart:title>
            <chart:categories table:cell-range-address="'log-log plot'.A2:'log-log plot'.A11"/>
          </chart:axis>
          <chart:axis chart:dimension="y" chart:name="primary-y" chart:style-name="ch6">
            <chart:title svg:x="0.451cm" svg:y="3.378cm" chart:style-name="ch8">
              <text:p>Time</text:p>
            </chart:title>
            <chart:grid chart:style-name="ch9" chart:class="major"/>
          </chart:axis>
          <chart:series chart:style-name="ch10" chart:values-cell-range-address="'log-log plot'.B2:'log-log plot'.B11" chart:label-cell-address="'log-log plot'.B1:'log-log plot'.B1" chart:class="chart:scatter">
            <chart:domain table:cell-range-address="'log-log plot'.A2:'log-log plot'.A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1 Mean</text:p>
                <draw:g>
                  <svg:desc>'log-log plot'.B1:'log-log plot'.B1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'log-log plot'.A2:'log-log plot'.A11</svg:desc>
                </draw:g>
              </table:table-cell>
              <table:table-cell office:value-type="float" office:value="0.014">
                <text:p>0.014</text:p>
                <draw:g>
                  <svg:desc>'log-log plot'.B2:'log-log plot'.B11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586">
                <text:p>1.58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.338">
                <text:p>4.33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2.644">
                <text:p>12.6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55cm" svg:height="7.916cm" xlink:href=".." xlink:type="simple" chart:class="chart:scatter" chart:style-name="ch1">
        <chart:title svg:x="5.759cm" svg:y="0.294cm" chart:style-name="ch2">
          <text:p>Algorithm 1</text:p>
        </chart:title>
        <chart:plot-area chart:style-name="ch3" table:cell-range-address="'Master Sheet'.A2:'Master Sheet'.B11" chart:data-source-has-labels="row" svg:x="1.288cm" svg:y="1.231cm" svg:width="12.29cm" svg:height="5.546cm">
          <chartooo:coordinate-region svg:x="1.724cm" svg:y="1.43cm" svg:width="11.297cm" svg:height="4.7cm"/>
          <chart:axis chart:dimension="x" chart:name="primary-x" chart:style-name="ch4">
            <chart:title svg:x="6.675cm" svg:y="6.935cm" chart:style-name="ch5">
              <text:p>Array Size</text:p>
            </chart:title>
          </chart:axis>
          <chart:axis chart:dimension="y" chart:name="primary-y" chart:style-name="ch4">
            <chart:title svg:x="0.451cm" svg:y="5.212cm" chart:style-name="ch6">
              <text:p>Time (seconds)</text:p>
            </chart:title>
            <chart:grid chart:style-name="ch7" chart:class="major"/>
          </chart:axis>
          <chart:series chart:style-name="ch8" chart:values-cell-range-address="'Master Sheet'.B3:'Master Sheet'.B11" chart:label-cell-address="'Master Sheet'.B2:'Master Sheet'.B2" chart:class="chart:scatter">
            <chart:domain table:cell-range-address="'Master Sheet'.A3:'Master Sheet'.A11"/>
            <chart:regression-curve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14</text:p>
                <draw:g>
                  <svg:desc>'Master Sheet'.B2:'Master Sheet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'Master Sheet'.A3:'Master Sheet'.A11</svg:desc>
                </draw:g>
              </table:table-cell>
              <table:table-cell office:value-type="float" office:value="0.014">
                <text:p>0.014</text:p>
                <draw:g>
                  <svg:desc>'Master Sheet'.B3:'Master Sheet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1.586">
                <text:p>1.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0">
                <text:p>1800</text:p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0">
                <text:p>2100</text:p>
              </table:table-cell>
              <table:table-cell office:value-type="float" office:value="4.338">
                <text:p>4.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0">
                <text:p>2400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0">
                <text:p>270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12.644">
                <text:p>12.6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129cm" xlink:href=".." xlink:type="simple" chart:class="chart:scatter" chart:style-name="ch1">
        <chart:title svg:x="5.926cm" svg:y="0.298cm" chart:style-name="ch2">
          <text:p>Algorithm 2</text:p>
        </chart:title>
        <chart:plot-area chart:style-name="ch3" table:cell-range-address="'Master Sheet'.A12:'Master Sheet'.B22" chart:data-source-has-labels="both" svg:x="1.294cm" svg:y="1.239cm" svg:width="12.612cm" svg:height="5.747cm">
          <chartooo:coordinate-region svg:x="1.73cm" svg:y="1.438cm" svg:width="11.434cm" svg:height="4.901cm"/>
          <chart:axis chart:dimension="x" chart:name="primary-x" chart:style-name="ch4" chartooo:axis-type="auto">
            <chart:title svg:x="6.842cm" svg:y="7.148cm" chart:style-name="ch5">
              <text:p>Array Size</text:p>
            </chart:title>
            <chart:categories table:cell-range-address="'Master Sheet'.A13:'Master Sheet'.A22"/>
          </chart:axis>
          <chart:axis chart:dimension="y" chart:name="primary-y" chart:style-name="ch4">
            <chart:title svg:x="0.451cm" svg:y="5.32cm" chart:style-name="ch6">
              <text:p>Time (seconds)</text:p>
            </chart:title>
            <chart:grid chart:style-name="ch7" chart:class="major"/>
          </chart:axis>
          <chart:series chart:style-name="ch8" chart:values-cell-range-address="'Master Sheet'.B13:'Master Sheet'.B22" chart:label-cell-address="'Master Sheet'.B12:'Master Sheet'.B12" chart:class="chart:scatter">
            <chart:domain table:cell-range-address="'Master Sheet'.A13:'Master Sheet'.A22"/>
            <chart:regression-curve chart:style-name="ch9">
              <chart:equation chart:display-equation="true" chart:display-r-square="true" svg:x="1.503cm" svg:y="0.853cm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2 Mean</text:p>
                <draw:g>
                  <svg:desc>'Master Sheet'.B12:'Master Sheet'.B1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Master Sheet'.A13:'Master Sheet'.A22</svg:desc>
                </draw:g>
              </table:table-cell>
              <table:table-cell office:value-type="float" office:value="0.189">
                <text:p>0.189</text:p>
                <draw:g>
                  <svg:desc>'Master Sheet'.B13:'Master Sheet'.B2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.698">
                <text:p>6.69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9.115">
                <text:p>9.11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1.899">
                <text:p>11.89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5.071">
                <text:p>15.07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8.61">
                <text:p>18.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44cm" svg:height="7.318cm" xlink:href=".." xlink:type="simple" chart:class="chart:scatter" chart:style-name="ch1">
        <chart:title svg:x="5.954cm" svg:y="0.282cm" chart:style-name="ch2">
          <text:p>Algorithm 3</text:p>
        </chart:title>
        <chart:plot-area chart:style-name="ch3" table:cell-range-address="'Master Sheet'.A23:'Master Sheet'.B34" chart:data-source-has-labels="both" svg:x="1.295cm" svg:y="1.207cm" svg:width="12.665cm" svg:height="4.984cm">
          <chartooo:coordinate-region svg:x="2.207cm" svg:y="1.406cm" svg:width="11.103cm" svg:height="4.138cm"/>
          <chart:axis chart:dimension="x" chart:name="primary-x" chart:style-name="ch4" chartooo:axis-type="auto">
            <chart:title svg:x="6.869cm" svg:y="6.337cm" chart:style-name="ch5">
              <text:p>Array Size</text:p>
            </chart:title>
            <chart:categories table:cell-range-address="'Master Sheet'.A24:'Master Sheet'.A34"/>
          </chart:axis>
          <chart:axis chart:dimension="y" chart:name="primary-y" chart:style-name="ch4">
            <chart:title svg:x="0.451cm" svg:y="4.907cm" chart:style-name="ch6">
              <text:p>Time (seconds)</text:p>
            </chart:title>
            <chart:grid chart:style-name="ch7" chart:class="major"/>
          </chart:axis>
          <chart:series chart:style-name="ch8" chart:values-cell-range-address="'Master Sheet'.B24:'Master Sheet'.B34" chart:label-cell-address="'Master Sheet'.B23:'Master Sheet'.B23" chart:class="chart:scatter">
            <chart:domain table:cell-range-address="'Master Sheet'.A24:'Master Sheet'.A34"/>
            <chart:regression-curve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3 Mean</text:p>
                <draw:g>
                  <svg:desc>'Master Sheet'.B23:'Master Sheet'.B23</svg:desc>
                </draw:g>
              </table:table-cell>
            </table:table-row>
          </table:table-header-rows>
          <table:table-rows>
            <table:table-row>
              <table:table-cell office:value-type="float" office:value="2000000">
                <text:p>2000000</text:p>
                <draw:g>
                  <svg:desc>'Master Sheet'.A24:'Master Sheet'.A34</svg:desc>
                </draw:g>
              </table:table-cell>
              <table:table-cell office:value-type="float" office:value="0.271">
                <text:p>0.271</text:p>
                <draw:g>
                  <svg:desc>'Master Sheet'.B24:'Master Sheet'.B34</svg:desc>
                </draw:g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416">
                <text:p>0.4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4cm" svg:height="4.345cm" xlink:href=".." xlink:type="simple" chart:class="chart:scatter" chart:style-name="ch1">
        <chart:title svg:x="3.702cm" svg:y="0.222cm" chart:style-name="ch2">
          <text:p>Algorithm 2</text:p>
        </chart:title>
        <chart:subtitle svg:x="3.715cm" svg:y="1.087cm" chart:style-name="ch3">
          <text:p>Log-Log Plot</text:p>
        </chart:subtitle>
        <chart:legend chart:legend-position="end" svg:x="7.02cm" svg:y="1.873cm" style:legend-expansion="high" chart:style-name="ch4"/>
        <chart:plot-area chart:style-name="ch5" table:cell-range-address="'log-log plot'.A12:'log-log plot'.B22" chart:data-source-has-labels="both" svg:x="0.681cm" svg:y="0.929cm" svg:width="7.612cm" svg:height="3.189cm">
          <chartooo:coordinate-region svg:x="1.488cm" svg:y="1.128cm" svg:width="6.248cm" svg:height="2.343cm"/>
          <chart:axis chart:dimension="x" chart:name="primary-x" chart:style-name="ch6" chartooo:axis-type="auto">
            <chart:title svg:x="3.729cm" svg:y="3.785cm" chart:style-name="ch7">
              <text:p>Array Size</text:p>
            </chart:title>
            <chart:categories table:cell-range-address="'log-log plot'.A13:'log-log plot'.A22"/>
          </chart:axis>
          <chart:axis chart:dimension="y" chart:name="primary-y" chart:style-name="ch6">
            <chart:title svg:x="0cm" svg:y="2.951cm" chart:style-name="ch8">
              <text:p>Time</text:p>
            </chart:title>
            <chart:grid chart:style-name="ch9" chart:class="major"/>
          </chart:axis>
          <chart:series chart:style-name="ch10" chart:values-cell-range-address="'log-log plot'.B13:'log-log plot'.B22" chart:label-cell-address="'log-log plot'.B12:'log-log plot'.B12" chart:class="chart:scatter">
            <chart:domain table:cell-range-address="'log-log plot'.A13:'log-log plot'.A22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2 Mean</text:p>
                <draw:g>
                  <svg:desc>'log-log plot'.B12:'log-log plot'.B1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log-log plot'.A13:'log-log plot'.A22</svg:desc>
                </draw:g>
              </table:table-cell>
              <table:table-cell office:value-type="float" office:value="0.189">
                <text:p>0.189</text:p>
                <draw:g>
                  <svg:desc>'log-log plot'.B13:'log-log plot'.B2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.698">
                <text:p>6.69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9.115">
                <text:p>9.11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1.899">
                <text:p>11.89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5.071">
                <text:p>15.07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8.61">
                <text:p>18.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32cm" svg:y="0.316cm" chart:style-name="ch2">
          <text:p>Algorithm 4</text:p>
        </chart:title>
        <chart:plot-area chart:style-name="ch3" table:cell-range-address="'Master Sheet'.A35:'Master Sheet'.B46" chart:data-source-has-labels="both" svg:x="1.331cm" svg:y="1.275cm" svg:width="14.349cm" svg:height="6.564cm">
          <chartooo:coordinate-region svg:x="2.429cm" svg:y="1.474cm" svg:width="12.601cm" svg:height="5.718cm"/>
          <chart:axis chart:dimension="x" chart:name="primary-x" chart:style-name="ch4" chartooo:axis-type="auto">
            <chart:title svg:x="7.747cm" svg:y="8.019cm" chart:style-name="ch5">
              <text:p>Array Size</text:p>
            </chart:title>
            <chart:categories table:cell-range-address="'Master Sheet'.A36:'Master Sheet'.A46"/>
          </chart:axis>
          <chart:axis chart:dimension="y" chart:name="primary-y" chart:style-name="ch4">
            <chart:title svg:x="0.451cm" svg:y="5.765cm" chart:style-name="ch6">
              <text:p>Time (seconds)</text:p>
            </chart:title>
            <chart:grid chart:style-name="ch7" chart:class="major"/>
          </chart:axis>
          <chart:series chart:style-name="ch8" chart:values-cell-range-address="'Master Sheet'.B36:'Master Sheet'.B46" chart:label-cell-address="'Master Sheet'.B35:'Master Sheet'.B35" chart:class="chart:scatter">
            <chart:domain table:cell-range-address="'Master Sheet'.A36:'Master Sheet'.A46"/>
            <chart:regression-curve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4 Mean</text:p>
                <draw:g>
                  <svg:desc>'Master Sheet'.B35:'Master Sheet'.B35</svg:desc>
                </draw:g>
              </table:table-cell>
            </table:table-row>
          </table:table-header-rows>
          <table:table-rows>
            <table:table-row>
              <table:table-cell office:value-type="float" office:value="2000000">
                <text:p>2000000</text:p>
                <draw:g>
                  <svg:desc>'Master Sheet'.A36:'Master Sheet'.A46</svg:desc>
                </draw:g>
              </table:table-cell>
              <table:table-cell office:value-type="float" office:value="0.029">
                <text:p>0.029</text:p>
                <draw:g>
                  <svg:desc>'Master Sheet'.B36:'Master Sheet'.B46</svg:desc>
                </draw:g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0434">
                <text:p>0.04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2000000" chart:maximum="400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1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3cm" svg:height="6.934cm" xlink:href=".." xlink:type="simple" chart:class="chart:scatter" chart:style-name="ch1">
        <chart:title svg:x="4.978cm" svg:y="0.274cm" chart:style-name="ch2">
          <text:p>Algorithm 3</text:p>
        </chart:title>
        <chart:subtitle svg:x="4.991cm" svg:y="1.191cm" chart:style-name="ch3">
          <text:p>Log-Log Plot</text:p>
        </chart:subtitle>
        <chart:plot-area chart:style-name="ch4" table:cell-range-address="'log-log plot'.A24:'log-log plot'.B34" chart:data-source-has-labels="column" svg:x="1.256cm" svg:y="2.012cm" svg:width="10.792cm" svg:height="3.803cm">
          <chartooo:coordinate-region svg:x="1.983cm" svg:y="2.211cm" svg:width="10.065cm" svg:height="2.957cm"/>
          <chart:axis chart:dimension="x" chart:name="primary-x" chart:style-name="ch5" chartooo:axis-type="auto">
            <chart:title svg:x="5.894cm" svg:y="5.953cm" chart:style-name="ch6">
              <text:p>Array Size</text:p>
            </chart:title>
            <chart:categories table:cell-range-address="'log-log plot'.A24:'log-log plot'.A34"/>
          </chart:axis>
          <chart:axis chart:dimension="y" chart:name="primary-y" chart:style-name="ch7">
            <chart:title svg:x="0.451cm" svg:y="4.341cm" chart:style-name="ch8">
              <text:p>Time</text:p>
            </chart:title>
            <chart:grid chart:style-name="ch9" chart:class="major"/>
          </chart:axis>
          <chart:series chart:style-name="ch10" chart:values-cell-range-address="'log-log plot'.B24:'log-log plot'.B34" chart:class="chart:scatter">
            <chart:domain table:cell-range-address="'log-log plot'.A24:'log-log plot'.A34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0000">
                <text:p>2000000</text:p>
                <draw:g>
                  <svg:desc>'log-log plot'.A24:'log-log plot'.A34</svg:desc>
                </draw:g>
              </table:table-cell>
              <table:table-cell office:value-type="float" office:value="0.271">
                <text:p>0.271</text:p>
                <draw:g>
                  <svg:desc>'log-log plot'.B24:'log-log plot'.B34</svg:desc>
                </draw:g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416">
                <text:p>0.4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2000000" chart:maximum="400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1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64cm" svg:height="7.81cm" xlink:href=".." xlink:type="simple" chart:class="chart:scatter" chart:style-name="ch1">
        <chart:title svg:x="5.564cm" svg:y="0.292cm" chart:style-name="ch2">
          <text:p>Algorithm 4</text:p>
        </chart:title>
        <chart:subtitle svg:x="5.577cm" svg:y="1.227cm" chart:style-name="ch3">
          <text:p>Log-Log Plot</text:p>
        </chart:subtitle>
        <chart:plot-area chart:style-name="ch4" table:cell-range-address="'log-log plot'.A36:'log-log plot'.B46" chart:data-source-has-labels="row" svg:x="1.28cm" svg:y="2.066cm" svg:width="11.915cm" svg:height="4.607cm">
          <chartooo:coordinate-region svg:x="2.748cm" svg:y="2.265cm" svg:width="10.447cm" svg:height="3.761cm"/>
          <chart:axis chart:dimension="x" chart:name="primary-x" chart:style-name="ch5">
            <chart:title svg:x="6.479cm" svg:y="6.829cm" chart:style-name="ch6">
              <text:p>Array Size</text:p>
            </chart:title>
          </chart:axis>
          <chart:axis chart:dimension="y" chart:name="primary-y" chart:style-name="ch7">
            <chart:title svg:x="0.451cm" svg:y="4.797cm" chart:style-name="ch8">
              <text:p>Time</text:p>
            </chart:title>
            <chart:grid chart:style-name="ch9" chart:class="major"/>
          </chart:axis>
          <chart:series chart:style-name="ch10" chart:values-cell-range-address="'log-log plot'.B37:'log-log plot'.B46" chart:label-cell-address="'log-log plot'.B36:'log-log plot'.B36" chart:class="chart:scatter">
            <chart:domain table:cell-range-address="'log-log plot'.A37:'log-log plot'.A46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29</text:p>
                <draw:g>
                  <svg:desc>'log-log plot'.B36:'log-log plot'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00000">
                <text:p>2100000</text:p>
                <draw:g>
                  <svg:desc>'log-log plot'.A37:'log-log plot'.A46</svg:desc>
                </draw:g>
              </table:table-cell>
              <table:table-cell office:value-type="float" office:value="0.031">
                <text:p>0.031</text:p>
                <draw:g>
                  <svg:desc>'log-log plot'.B37:'log-log plot'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000">
                <text:p>2200000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00000">
                <text:p>230000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000">
                <text:p>240000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0">
                <text:p>250000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000">
                <text:p>260000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0000">
                <text:p>27000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0000">
                <text:p>28000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000">
                <text:p>290000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00">
                <text:p>3000000</text:p>
              </table:table-cell>
              <table:table-cell office:value-type="float" office:value="0.0434">
                <text:p>0.04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